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23,679,919,655.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22,385,426,653.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2,386,264,807.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24,959,858,249.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27,615,843,098.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27,268,478,564.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25,763,220,107.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25,433,011,405.3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22,157,948,396.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19,172,165,225.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27,871,587,349.5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21,641,620,049.9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18,369,361,094.4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15,982,282,462.4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13,280,275,123.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11,305,459,802.1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9,008,273,720.9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8,824,873,259.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8,154,338,233.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6,808,982,520.8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6,043,694,330.2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5,737,751,331.6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5,759,537,726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/00/0000</text:date>, <text:time style:data-style-name="N2" text:time-value="13:46:58.446958492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5T14:24:04.249000635</dc:date>
    <meta:editing-duration>PT6H15M55S</meta:editing-duration>
    <meta:editing-cycles>173</meta:editing-cycles>
    <meta:generator>LibreOffice/7.2.6.2$Linux_X86_64 LibreOffice_project/20$Build-2</meta:generator>
    <meta:document-statistic meta:table-count="1" meta:cell-count="48" meta:object-count="0"/>
  </office:meta>
</office:document-meta>
</file>